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8C0000053475413FB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1.528cm" presentation:class="subtitle" presentation:user-transformed="true">
          <draw:text-box>
            <text:p><text:span text:style-name="T1">QuizFi</text:span></text:p>
            <text:p><text:span text:style-name="T2">Learn-to-Earn Platfor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">A brand wants to encourage users to learn about their new complicated product. They can’t explain everything in a promo video. They have a comprehensive guide, but who reads that?</text:p>
              </text:list-item>
              <text:list-item>
                <text:p text:style-name="P2">A teacher needs a fast and free app to create quizzes for her online class. Every app she tried had some limitations.</text:p>
              </text:list-item>
              <text:list-item>
                <text:p text:style-name="P2">A governmental institution plans to raise awareness of the dangers a new virus. It would cost a lot of money and it all goes to the fat pockets of big corpora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Solu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The brand can create a quiz on QuizFi and set a prize to incentivize users to learn about their new product.</text:p>
              </text:list-item>
              <text:list-item>
                <text:p text:style-name="P2">The teacher can use QuizFi to schedule and take as many quizzes as she wants for free.</text:p>
              </text:list-item>
              <text:list-item>
                <text:p text:style-name="P2">The governmental institution can significantly cut their costs by letting people compete on QuizFi to earn rewards instead of paying big corpora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family-generic="modern" style:font-pitch="fixed" fo:font-size="2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family-generic="modern" style:font-pitch="fixed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1.474cm" svg:height="6.985cm" svg:x="-5.08cm" svg:y="-2.539cm">
        <draw:image xlink:href="Pictures/100000010000088C0000053475413FBE.png" xlink:type="simple" xlink:show="embed" xlink:actuate="onLoad" draw:mime-type="image/png">
          <text:p/>
        </draw:image>
      </draw:frame>
      <draw:frame draw:style-name="Mgr3" draw:text-style-name="MP7" draw:layer="backgroundobjects" svg:width="11.474cm" svg:height="6.985cm" svg:x="20.955cm" svg:y="11.431cm">
        <draw:image xlink:href="Pictures/100000010000088C0000053475413FBE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2:26:43.355321398</meta:creation-date>
    <dc:date>2024-08-10T16:57:29.258312202</dc:date>
    <meta:editing-duration>PT3H39M58S</meta:editing-duration>
    <meta:editing-cycles>10</meta:editing-cycles>
    <meta:generator>LibreOffice/24.2.4.2$Linux_X86_64 LibreOffice_project/420$Build-2</meta:generator>
    <meta:document-statistic meta:object-count="36"/>
  </office:meta>
</office:document-meta>
</file>